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07ac" officeooo:paragraph-rsid="001b07ac"/>
    </style:style>
    <style:style style:name="P2" style:family="paragraph" style:parent-style-name="Title">
      <style:text-properties officeooo:rsid="00246166" officeooo:paragraph-rsid="00246166"/>
    </style:style>
    <style:style style:name="P3" style:family="paragraph" style:parent-style-name="Title">
      <style:text-properties officeooo:rsid="002a7c1d" officeooo:paragraph-rsid="002a7c1d"/>
    </style:style>
    <style:style style:name="P4" style:family="paragraph" style:parent-style-name="Title">
      <style:text-properties officeooo:rsid="0030a252" officeooo:paragraph-rsid="0030a252"/>
    </style:style>
    <style:style style:name="P5" style:family="paragraph" style:parent-style-name="Title">
      <style:text-properties officeooo:rsid="00325d0d" officeooo:paragraph-rsid="00325d0d"/>
    </style:style>
    <style:style style:name="P6" style:family="paragraph" style:parent-style-name="Text_20_body">
      <style:text-properties officeooo:paragraph-rsid="001b07ac"/>
    </style:style>
    <style:style style:name="P7" style:family="paragraph" style:parent-style-name="Text_20_body">
      <style:text-properties officeooo:paragraph-rsid="0021e198"/>
    </style:style>
    <style:style style:name="P8" style:family="paragraph" style:parent-style-name="Text_20_body">
      <style:text-properties officeooo:paragraph-rsid="002377d0"/>
    </style:style>
    <style:style style:name="P9" style:family="paragraph" style:parent-style-name="Text_20_body">
      <style:text-properties officeooo:rsid="00246166" officeooo:paragraph-rsid="00246166"/>
    </style:style>
    <style:style style:name="P10" style:family="paragraph" style:parent-style-name="Text_20_body">
      <style:text-properties officeooo:rsid="00267b00" officeooo:paragraph-rsid="00267b00"/>
    </style:style>
    <style:style style:name="P11" style:family="paragraph" style:parent-style-name="Text_20_body">
      <style:text-properties officeooo:rsid="002841b5" officeooo:paragraph-rsid="002841b5"/>
    </style:style>
    <style:style style:name="P12" style:family="paragraph" style:parent-style-name="Text_20_body">
      <style:text-properties officeooo:rsid="002841b5" officeooo:paragraph-rsid="002a7c1d"/>
    </style:style>
    <style:style style:name="P13" style:family="paragraph" style:parent-style-name="Text_20_body">
      <style:text-properties officeooo:paragraph-rsid="00285bd1"/>
    </style:style>
    <style:style style:name="P14" style:family="paragraph" style:parent-style-name="Text_20_body">
      <style:text-properties officeooo:rsid="002a7c1d" officeooo:paragraph-rsid="002a7c1d"/>
    </style:style>
    <style:style style:name="P15" style:family="paragraph" style:parent-style-name="Text_20_body">
      <style:text-properties officeooo:rsid="002ef337" officeooo:paragraph-rsid="002ef337"/>
    </style:style>
    <style:style style:name="P16" style:family="paragraph" style:parent-style-name="Text_20_body">
      <style:text-properties officeooo:rsid="00327792" officeooo:paragraph-rsid="00327792"/>
    </style:style>
    <style:style style:name="P17" style:family="paragraph" style:parent-style-name="Text_20_body">
      <style:text-properties officeooo:rsid="00360008" officeooo:paragraph-rsid="00360008"/>
    </style:style>
    <style:style style:name="P18" style:family="paragraph" style:parent-style-name="Text_20_body">
      <style:text-properties officeooo:rsid="0038e2e0" officeooo:paragraph-rsid="0038e2e0"/>
    </style:style>
    <style:style style:name="P19" style:family="paragraph" style:parent-style-name="Text_20_body">
      <style:text-properties officeooo:rsid="00399582" officeooo:paragraph-rsid="00399582"/>
    </style:style>
    <style:style style:name="P20" style:family="paragraph" style:parent-style-name="Text_20_body">
      <style:text-properties officeooo:rsid="003a9453" officeooo:paragraph-rsid="003a9453"/>
    </style:style>
    <style:style style:name="P2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3" style:family="paragraph" style:parent-style-name="Heading_20_2">
      <style:text-properties officeooo:rsid="0021e198" officeooo:paragraph-rsid="0021e198"/>
    </style:style>
    <style:style style:name="P24" style:family="paragraph" style:parent-style-name="Heading_20_2">
      <style:text-properties officeooo:rsid="002377d0" officeooo:paragraph-rsid="002377d0"/>
    </style:style>
    <style:style style:name="P25" style:family="paragraph" style:parent-style-name="Heading_20_2">
      <style:text-properties officeooo:rsid="0034590f" officeooo:paragraph-rsid="0034590f"/>
    </style:style>
    <style:style style:name="P26" style:family="paragraph" style:parent-style-name="Heading_20_3">
      <style:text-properties officeooo:rsid="00238417" officeooo:paragraph-rsid="00238417"/>
    </style:style>
    <style:style style:name="P27" style:family="paragraph" style:parent-style-name="Heading_20_3">
      <style:text-properties officeooo:rsid="002955c0" officeooo:paragraph-rsid="002955c0"/>
    </style:style>
    <style:style style:name="P28" style:family="paragraph" style:parent-style-name="Heading_20_3">
      <style:text-properties officeooo:rsid="002e9488" officeooo:paragraph-rsid="002e9488"/>
    </style:style>
    <style:style style:name="P2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0" style:family="paragraph" style:parent-style-name="Heading_20_1">
      <style:text-properties officeooo:rsid="0020bad5" officeooo:paragraph-rsid="001b07ac"/>
    </style:style>
    <style:style style:name="P31" style:family="paragraph" style:parent-style-name="Heading_20_1">
      <style:text-properties officeooo:rsid="003384b6" officeooo:paragraph-rsid="003384b6"/>
    </style:style>
    <style:style style:name="P32" style:family="paragraph" style:parent-style-name="Heading_20_1">
      <style:text-properties officeooo:rsid="00399582" officeooo:paragraph-rsid="00399582"/>
    </style:style>
    <style:style style:name="T1" style:family="text">
      <style:text-properties officeooo:rsid="002377d0"/>
    </style:style>
    <style:style style:name="T2" style:family="text">
      <style:text-properties officeooo:rsid="002615d6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9"><text:a xlink:type="simple" xlink:href="#__RefHeading___Toc23_1757099211">Capítulo 1<text:tab/>1</text:a></text:p>
          <text:p text:style-name="P21"><text:a xlink:type="simple" xlink:href="#__RefHeading___Toc361_1757099211">Empacotando Arquivos<text:tab/>1</text:a></text:p>
          <text:p text:style-name="P22"><text:a xlink:type="simple" xlink:href="#__RefHeading___Toc365_1757099211">Tar<text:tab/>1</text:a></text:p>
          <text:p text:style-name="P21"><text:a xlink:type="simple" xlink:href="#__RefHeading___Toc369_1757099211">Desempacotando Arquivos<text:tab/>1</text:a></text:p>
          <text:p text:style-name="P22"><text:a xlink:type="simple" xlink:href="#__RefHeading___Toc371_1757099211">Tar<text:tab/>2</text:a></text:p>
          <text:p text:style-name="P22"><text:a xlink:type="simple" xlink:href="#__RefHeading___Toc349_1159892607">Deb<text:tab/>2</text:a></text:p>
          <text:p text:style-name="P21"><text:a xlink:type="simple" xlink:href="#__RefHeading___Toc363_1757099211">Compactando Arquivos<text:tab/>2</text:a></text:p>
          <text:p text:style-name="P21"><text:a xlink:type="simple" xlink:href="#__RefHeading___Toc367_1757099211">Descompactando Arquivos<text:tab/>2</text:a></text:p>
          <text:p text:style-name="P29"><text:a xlink:type="simple" xlink:href="#__RefHeading___Toc175_2144460655">Instalação de programas<text:tab/>2</text:a></text:p>
          <text:p text:style-name="P21"><text:a xlink:type="simple" xlink:href="#__RefHeading___Toc177_2144460655">.sh<text:tab/>2</text:a></text:p>
          <text:p text:style-name="P29"><text:a xlink:type="simple" xlink:href="#__RefHeading___Toc179_2144460655">Compactando com rar<text:tab/>3</text:a></text:p>
        </text:index-body>
      </text:table-of-content>
      <text:p text:style-name="Standard"/>
      <text:p text:style-name="Standard"/>
      <text:p text:style-name="P1"/>
      <text:h text:style-name="P30" text:outline-level="1"><text:bookmark-start text:name="__RefHeading___Toc23_1757099211"/>Capítulo 1<text:bookmark-end text:name="__RefHeading___Toc23_1757099211"/></text:h>
      <text:h text:style-name="P23" text:outline-level="2"><text:bookmark-start text:name="__RefHeading___Toc361_1757099211"/>Empacota<text:span text:style-name="T1">ndo Arquivos</text:span><text:bookmark-end text:name="__RefHeading___Toc361_1757099211"/></text:h>
      <text:h text:style-name="P26" text:outline-level="3"><text:bookmark-start text:name="__RefHeading___Toc365_1757099211"/>Tar<text:bookmark-end text:name="__RefHeading___Toc365_1757099211"/></text:h>
      <text:p text:style-name="P2">Empacotando com tar</text:p>
      <text:p text:style-name="P9">Comando: tar -cvf &lt;nomeArquivo<text:span text:style-name="T2">Gerado</text:span>&gt; &lt;origem&gt;</text:p>
      <text:p text:style-name="P9">-<text:span text:style-name="T2">c Create: Cria um novo arquivo.</text:span></text:p>
      <text:p text:style-name="P9">-<text:span text:style-name="T2">v Verbose: Exibe mensagens relativas ao andamento da operação.</text:span></text:p>
      <text:p text:style-name="P9">-<text:span text:style-name="T2">f File: Define que será gerado um arquivo com nome &lt;nomeArquivoGerado&gt;</text:span></text:p>
      <text:p text:style-name="P10">A chave f deverá ser a última, uma vez que define o nome do arquivo a ser gerado.</text:p>
      <text:p text:style-name="Text_20_body"/>
      <text:p text:style-name="P11"/>
      <text:h text:style-name="Heading_20_2" text:outline-level="2"><text:bookmark-start text:name="__RefHeading___Toc369_1757099211"/>Desempacotando Arquivos<text:bookmark-end text:name="__RefHeading___Toc369_1757099211"/></text:h>
      <text:p text:style-name="P13"/>
      <text:h text:style-name="P27" text:outline-level="3"><text:bookmark-start text:name="__RefHeading___Toc371_1757099211"/><text:soft-page-break/>Tar<text:bookmark-end text:name="__RefHeading___Toc371_1757099211"/></text:h>
      <text:p text:style-name="P3">Desempacotando com tar</text:p>
      <text:p text:style-name="P14"/>
      <text:p text:style-name="P12">tar -xvf &lt;arquivoAserDesempacotado&gt;</text:p>
      <text:p text:style-name="P12">-x desempacota o arquivo declarado com a opção f.</text:p>
      <text:p text:style-name="P4">Desempacotando arquivo .deb</text:p>
      <text:h text:style-name="P28" text:outline-level="3"><text:bookmark-start text:name="__RefHeading___Toc349_1159892607"/>Deb<text:bookmark-end text:name="__RefHeading___Toc349_1159892607"/></text:h>
      <text:p text:style-name="P15">Desempacotar arquivo .deb</text:p>
      <text:p text:style-name="P15">tar -x &lt;arquivo.deb&gt;</text:p>
      <text:h text:style-name="P23" text:outline-level="2"><text:bookmark-start text:name="__RefHeading___Toc363_1757099211"/>Compact<text:span text:style-name="T1">ando Arquivos</text:span><text:bookmark-end text:name="__RefHeading___Toc363_1757099211"/></text:h>
      <text:p text:style-name="P7"/>
      <text:p text:style-name="P7"/>
      <text:h text:style-name="P24" text:outline-level="2"><text:bookmark-start text:name="__RefHeading___Toc367_1757099211"/>Descompactando Arquivos<text:bookmark-end text:name="__RefHeading___Toc367_1757099211"/></text:h>
      <text:p text:style-name="P5">Descompactar .rar</text:p>
      <text:p text:style-name="P16">unrar x &lt;nomeArquivo.rar&gt;</text:p>
      <text:p text:style-name="P8"/>
      <text:p text:style-name="P6"/>
      <text:p text:style-name="P6"/>
      <text:h text:style-name="P31" text:outline-level="1"><text:bookmark-start text:name="__RefHeading___Toc175_2144460655"/>Instalação de programas<text:bookmark-end text:name="__RefHeading___Toc175_2144460655"/></text:h>
      <text:h text:style-name="P25" text:outline-level="2"><text:bookmark-start text:name="__RefHeading___Toc177_2144460655"/>.sh<text:bookmark-end text:name="__RefHeading___Toc177_2144460655"/></text:h>
      <text:p text:style-name="P17">Forneça permissão de execução para o arquivo.</text:p>
      <text:p text:style-name="P17">sudo +x &lt;nomeArquivo.sh&gt;</text:p>
      <text:p text:style-name="P18">ls -l &lt;nomeArquivo.sh&gt; para ver detalhes do arquivo</text:p>
      <text:p text:style-name="P6"/>
      <text:p text:style-name="P6"/>
      <text:h text:style-name="P32" text:outline-level="1"><text:bookmark-start text:name="__RefHeading___Toc179_2144460655"/><text:soft-page-break/>Compactando com rar<text:bookmark-end text:name="__RefHeading___Toc179_2144460655"/></text:h>
      <text:p text:style-name="P19">sudo apt-get install unrar</text:p>
      <text:p text:style-name="P20">Descompactando</text:p>
      <text:p text:style-name="P20">unrar x nomeArquivo.rar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17:02:07.884806542</meta:creation-date>
    <dc:date>2016-09-07T19:39:14.954418629</dc:date>
    <meta:editing-duration>PT1H52M12S</meta:editing-duration>
    <meta:editing-cycles>41</meta:editing-cycles>
    <meta:generator>LibreOffice/4.2.8.2$Linux_X86_64 LibreOffice_project/420m0$Build-2</meta:generator>
    <meta:document-statistic meta:table-count="0" meta:image-count="0" meta:object-count="0" meta:page-count="3" meta:paragraph-count="43" meta:word-count="161" meta:character-count="1054" meta:non-whitespace-character-count="936"/>
  </office:meta>
</office:document-meta>
</file>